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.0366in"/>
    </style:style>
    <style:style style:name="co2" style:family="table-column">
      <style:table-column-properties fo:break-before="auto" style:column-width="2.7228in"/>
    </style:style>
    <style:style style:name="co3" style:family="table-column">
      <style:table-column-properties fo:break-before="auto" style:column-width="1.2681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epali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k"jf{wf/ ;'wf/</text:p>
          </table:table-cell>
          <table:table-cell office:value-type="string" calcext:value-type="string">
            <text:p>;*s, km'^kfy tyf kfls{u_</text:p>
          </table:table-cell>
          <table:table-cell office:value-type="float" office:value="356000000" calcext:value-type="float">
            <text:p>356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k"jf{wf/ ;'wf/</text:p>
          </table:table-cell>
          <table:table-cell office:value-type="string" calcext:value-type="string">
            <text:p>;*s aQL -g]ljk|fnfO{ lbg ;d]t_</text:p>
          </table:table-cell>
          <table:table-cell office:value-type="float" office:value="82000000" calcext:value-type="float">
            <text:p>82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k"jf{wf/ ;'wf/</text:p>
          </table:table-cell>
          <table:table-cell office:value-type="string" calcext:value-type="string">
            <text:p>j*f :t/Lo ljsf-gof“_</text:p>
          </table:table-cell>
          <table:table-cell office:value-type="float" office:value="130000000" calcext:value-type="float">
            <text:p>130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k"jf{wf/ ;'wf/</text:p>
          </table:table-cell>
          <table:table-cell office:value-type="string" calcext:value-type="string">
            <text:p>Ifltk"lt{ tyf cGo d'cfJhf</text:p>
          </table:table-cell>
          <table:table-cell office:value-type="float" office:value="1500000" calcext:value-type="float">
            <text:p>1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jftfj/)f ;'wf/</text:p>
          </table:table-cell>
          <table:table-cell office:value-type="string" calcext:value-type="string">
            <text:p>(n lgsf;</text:p>
          </table:table-cell>
          <table:table-cell office:value-type="float" office:value="5000000" calcext:value-type="float">
            <text:p>5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jftfj/)f ;'wf/</text:p>
          </table:table-cell>
          <table:table-cell office:value-type="string" calcext:value-type="string">
            <text:p>vfg]kfgL</text:p>
          </table:table-cell>
          <table:table-cell office:value-type="float" office:value="500000" calcext:value-type="float">
            <text:p>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jftfj/)f ;'wf/</text:p>
          </table:table-cell>
          <table:table-cell office:value-type="string" calcext:value-type="string">
            <text:p>kfs{x?</text:p>
          </table:table-cell>
          <table:table-cell office:value-type="float" office:value="12700000" calcext:value-type="float">
            <text:p>127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jftfj/)f ;'wf/</text:p>
          </table:table-cell>
          <table:table-cell office:value-type="string" calcext:value-type="string">
            <text:p>;fa{hlgs zf}rfno</text:p>
          </table:table-cell>
          <table:table-cell office:value-type="float" office:value="10000000" calcext:value-type="float">
            <text:p>10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jftfj/)f ;'wf/</text:p>
          </table:table-cell>
          <table:table-cell office:value-type="string" calcext:value-type="string">
            <text:p>Nof)*lkmn ^«fG;km/:^]zg</text:p>
          </table:table-cell>
          <table:table-cell office:value-type="float" office:value="23900000" calcext:value-type="float">
            <text:p>239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jftfj/)f ;'wf/</text:p>
          </table:table-cell>
          <table:table-cell office:value-type="string" calcext:value-type="string">
            <text:p>If]q –;*s ;/;kmfO vr{</text:p>
          </table:table-cell>
          <table:table-cell office:value-type="float" office:value="5000000" calcext:value-type="float">
            <text:p>5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fdflhs ;]jf</text:p>
          </table:table-cell>
          <table:table-cell office:value-type="string" calcext:value-type="string">
            <text:p>xl:k^n cs'k~r/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hg:jf:Yo</text:p>
          </table:table-cell>
          <table:table-cell office:value-type="string" calcext:value-type="string">
            <text:p>d[t hLjhGt' ;but</text:p>
          </table:table-cell>
          <table:table-cell office:value-type="float" office:value="2000000" calcext:value-type="float">
            <text:p>2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hg:jf:Yo</text:p>
          </table:table-cell>
          <table:table-cell office:value-type="string" calcext:value-type="string">
            <text:p>%f*fufO{ lgoGq)f</text:p>
          </table:table-cell>
          <table:table-cell office:value-type="float" office:value="100000" calcext:value-type="float">
            <text:p>1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hg:jf:Yo</text:p>
          </table:table-cell>
          <table:table-cell office:value-type="string" calcext:value-type="string">
            <text:p>e':ofxf s's'/ lgoGq)f</text:p>
          </table:table-cell>
          <table:table-cell office:value-type="float" office:value="1500000" calcext:value-type="float">
            <text:p>1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dfh sNof)f cGo;]jf</text:p>
          </table:table-cell>
          <table:table-cell office:value-type="string" calcext:value-type="string">
            <text:p>afn &gt;lds sfo{s|d</text:p>
          </table:table-cell>
          <table:table-cell office:value-type="float" office:value="45000" calcext:value-type="float">
            <text:p>45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dfh sNof)f cGo;]jf</text:p>
          </table:table-cell>
          <table:table-cell office:value-type="string" calcext:value-type="string">
            <text:p>hgr]tgf cleofg</text:p>
          </table:table-cell>
          <table:table-cell office:value-type="float" office:value="1500000" calcext:value-type="float">
            <text:p>1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dfh sNof)f cGo;]jf</text:p>
          </table:table-cell>
          <table:table-cell office:value-type="string" calcext:value-type="string">
            <text:p>;fd'bflos ljsf;</text:p>
          </table:table-cell>
          <table:table-cell office:value-type="float" office:value="164500000" calcext:value-type="float">
            <text:p>164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dfh sNof)f cGo;]jf</text:p>
          </table:table-cell>
          <table:table-cell office:value-type="string" calcext:value-type="string">
            <text:p>k|sf]k / ljkb Joj:yfkg</text:p>
          </table:table-cell>
          <table:table-cell office:value-type="float" office:value="1500000" calcext:value-type="float">
            <text:p>1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dfh sNof)f cGo;]jf</text:p>
          </table:table-cell>
          <table:table-cell office:value-type="string" calcext:value-type="string">
            <text:p>lzIff tyf v]ns"b</text:p>
          </table:table-cell>
          <table:table-cell office:value-type="float" office:value="10000000" calcext:value-type="float">
            <text:p>10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dfh sNof)f cGo;]jf</text:p>
          </table:table-cell>
          <table:table-cell office:value-type="string" calcext:value-type="string">
            <text:p>ljleGg ;+#;+:yfnfOsfo{s|d cg'bfg</text:p>
          </table:table-cell>
          <table:table-cell office:value-type="float" office:value="2500000" calcext:value-type="float">
            <text:p>2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hg:jf:Yo cGo ;]jf</text:p>
          </table:table-cell>
          <table:table-cell office:value-type="string" calcext:value-type="string">
            <text:p>/fli^« o le^fldg æPÆsfo{s|d</text:p>
          </table:table-cell>
          <table:table-cell office:value-type="float" office:value="1200000" calcext:value-type="float">
            <text:p>12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hg:jf:Yo cGo ;]jf</text:p>
          </table:table-cell>
          <table:table-cell office:value-type="string" calcext:value-type="string">
            <text:p>dxfdf/L /f]u lgoGq)f</text:p>
          </table:table-cell>
          <table:table-cell office:value-type="float" office:value="1800000" calcext:value-type="float">
            <text:p>18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hg:jf:Yo cGo ;]jf</text:p>
          </table:table-cell>
          <table:table-cell office:value-type="string" calcext:value-type="string">
            <text:p>vfB ;'/Iff ;DaGwL sfo{s|d</text:p>
          </table:table-cell>
          <table:table-cell office:value-type="float" office:value="2000000" calcext:value-type="float">
            <text:p>2000000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/00/0000</text:date>, <text:time style:data-style-name="N2" text:time-value="07:50:19.8371810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1T07:50:50.338524891</dc:date>
    <meta:generator>LibreOffice/4.2.4.2$Linux_x86 LibreOffice_project/420m0$Build-2</meta:generator>
    <meta:editing-duration>PT13M11S</meta:editing-duration>
    <meta:editing-cycles>14</meta:editing-cycles>
    <meta:document-statistic meta:table-count="1" meta:cell-count="92" meta:object-count="0"/>
  </office:meta>
</office:document-meta>
</file>